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peedValue_Acceleration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/>
          <table:table-cell table:style-name="ce1" office:value-type="string" calcext:value-type="string" table:number-columns-spanned="3" table:number-rows-spanned="1">
            <text:p>Acceleration on linoleum floor</text:p>
          </table:table-cell>
          <table:covered-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272" calcext:value-type="float">
            <text:p>0.207272</text:p>
          </table:table-cell>
          <table:table-cell table:number-columns-repeated="4"/>
        </table:table-row>
        <table:table-row table:style-name="ro1">
          <table:table-cell office:value-type="float" office:value="53608" calcext:value-type="float">
            <text:p>53608</text:p>
          </table:table-cell>
          <table:table-cell office:value-type="float" office:value="0.197337" calcext:value-type="float">
            <text:p>0.197337</text:p>
          </table:table-cell>
          <table:table-cell table:number-columns-repeated="4"/>
        </table:table-row>
        <table:table-row table:style-name="ro1">
          <table:table-cell office:value-type="float" office:value="53764" calcext:value-type="float">
            <text:p>53764</text:p>
          </table:table-cell>
          <table:table-cell office:value-type="float" office:value="0.197309" calcext:value-type="float">
            <text:p>0.197309</text:p>
          </table:table-cell>
          <table:table-cell table:number-columns-repeated="4"/>
        </table:table-row>
        <table:table-row table:style-name="ro1">
          <table:table-cell office:value-type="float" office:value="78084" calcext:value-type="float">
            <text:p>78084</text:p>
          </table:table-cell>
          <table:table-cell office:value-type="float" office:value="0.226072" calcext:value-type="float">
            <text:p>0.226072</text:p>
          </table:table-cell>
          <table:table-cell table:number-columns-repeated="4"/>
        </table:table-row>
        <table:table-row table:style-name="ro1">
          <table:table-cell office:value-type="float" office:value="78248" calcext:value-type="float">
            <text:p>78248</text:p>
          </table:table-cell>
          <table:table-cell office:value-type="float" office:value="0.225998" calcext:value-type="float">
            <text:p>0.225998</text:p>
          </table:table-cell>
          <table:table-cell table:number-columns-repeated="4"/>
        </table:table-row>
        <table:table-row table:style-name="ro1">
          <table:table-cell office:value-type="float" office:value="102672" calcext:value-type="float">
            <text:p>102672</text:p>
          </table:table-cell>
          <table:table-cell office:value-type="float" office:value="0.225042" calcext:value-type="float">
            <text:p>0.225042</text:p>
          </table:table-cell>
          <table:table-cell table:number-columns-repeated="4"/>
        </table:table-row>
        <table:table-row table:style-name="ro1">
          <table:table-cell office:value-type="float" office:value="102824" calcext:value-type="float">
            <text:p>102824</text:p>
          </table:table-cell>
          <table:table-cell office:value-type="float" office:value="0.450304" calcext:value-type="float">
            <text:p>0.450304</text:p>
          </table:table-cell>
          <table:table-cell table:number-columns-repeated="4"/>
        </table:table-row>
        <table:table-row table:style-name="ro1">
          <table:table-cell office:value-type="float" office:value="128376" calcext:value-type="float">
            <text:p>128376</text:p>
          </table:table-cell>
          <table:table-cell office:value-type="float" office:value="0.645814" calcext:value-type="float">
            <text:p>0.645814</text:p>
          </table:table-cell>
          <table:table-cell table:number-columns-repeated="4"/>
        </table:table-row>
        <table:table-row table:style-name="ro1">
          <table:table-cell office:value-type="float" office:value="128528" calcext:value-type="float">
            <text:p>128528</text:p>
          </table:table-cell>
          <table:table-cell office:value-type="float" office:value="0.430543" calcext:value-type="float">
            <text:p>0.430543</text:p>
          </table:table-cell>
          <table:table-cell table:number-columns-repeated="4"/>
        </table:table-row>
        <table:table-row table:style-name="ro1">
          <table:table-cell office:value-type="float" office:value="152988" calcext:value-type="float">
            <text:p>152988</text:p>
          </table:table-cell>
          <table:table-cell office:value-type="float" office:value="0.674468" calcext:value-type="float">
            <text:p>0.674468</text:p>
          </table:table-cell>
          <table:table-cell table:number-columns-repeated="4"/>
        </table:table-row>
        <table:table-row table:style-name="ro1">
          <table:table-cell office:value-type="float" office:value="153152" calcext:value-type="float">
            <text:p>153152</text:p>
          </table:table-cell>
          <table:table-cell office:value-type="float" office:value="0.674139" calcext:value-type="float">
            <text:p>0.674139</text:p>
          </table:table-cell>
          <table:table-cell table:number-columns-repeated="4"/>
        </table:table-row>
        <table:table-row table:style-name="ro1">
          <table:table-cell office:value-type="float" office:value="178636" calcext:value-type="float">
            <text:p>178636</text:p>
          </table:table-cell>
          <table:table-cell office:value-type="float" office:value="0.862965" calcext:value-type="float">
            <text:p>0.862965</text:p>
          </table:table-cell>
          <table:table-cell table:number-columns-repeated="4"/>
        </table:table-row>
        <table:table-row table:style-name="ro1">
          <table:table-cell office:value-type="float" office:value="178792" calcext:value-type="float">
            <text:p>178792</text:p>
          </table:table-cell>
          <table:table-cell office:value-type="float" office:value="0.863234" calcext:value-type="float">
            <text:p>0.863234</text:p>
          </table:table-cell>
          <table:table-cell table:number-columns-repeated="4"/>
        </table:table-row>
        <table:table-row table:style-name="ro1">
          <table:table-cell office:value-type="float" office:value="203300" calcext:value-type="float">
            <text:p>203300</text:p>
          </table:table-cell>
          <table:table-cell office:value-type="float" office:value="0.897394" calcext:value-type="float">
            <text:p>0.897394</text:p>
          </table:table-cell>
          <table:table-cell table:number-columns-repeated="4"/>
        </table:table-row>
        <table:table-row table:style-name="ro1">
          <table:table-cell office:value-type="float" office:value="203456" calcext:value-type="float">
            <text:p>203456</text:p>
          </table:table-cell>
          <table:table-cell office:value-type="float" office:value="0.897394" calcext:value-type="float">
            <text:p>0.897394</text:p>
          </table:table-cell>
          <table:table-cell table:number-columns-repeated="4"/>
        </table:table-row>
        <table:table-row table:style-name="ro1">
          <table:table-cell office:value-type="float" office:value="228056" calcext:value-type="float">
            <text:p>228056</text:p>
          </table:table-cell>
          <table:table-cell office:value-type="float" office:value="1.34109" calcext:value-type="float">
            <text:p>1.34109</text:p>
          </table:table-cell>
          <table:table-cell table:number-columns-repeated="4"/>
        </table:table-row>
        <table:table-row table:style-name="ro1">
          <table:table-cell office:value-type="float" office:value="228220" calcext:value-type="float">
            <text:p>228220</text:p>
          </table:table-cell>
          <table:table-cell office:value-type="float" office:value="1.11721" calcext:value-type="float">
            <text:p>1.11721</text:p>
          </table:table-cell>
          <table:table-cell table:number-columns-repeated="4"/>
        </table:table-row>
        <table:table-row table:style-name="ro1">
          <table:table-cell office:value-type="float" office:value="253292" calcext:value-type="float">
            <text:p>253292</text:p>
          </table:table-cell>
          <table:table-cell office:value-type="float" office:value="1.31558" calcext:value-type="float">
            <text:p>1.31558</text:p>
          </table:table-cell>
          <table:table-cell table:number-columns-repeated="4"/>
        </table:table-row>
        <table:table-row table:style-name="ro1">
          <table:table-cell office:value-type="float" office:value="253444" calcext:value-type="float">
            <text:p>253444</text:p>
          </table:table-cell>
          <table:table-cell office:value-type="float" office:value="1.53557" calcext:value-type="float">
            <text:p>1.53557</text:p>
          </table:table-cell>
          <table:table-cell table:number-columns-repeated="4"/>
        </table:table-row>
        <table:table-row table:style-name="ro1">
          <table:table-cell office:value-type="float" office:value="277996" calcext:value-type="float">
            <text:p>277996</text:p>
          </table:table-cell>
          <table:table-cell office:value-type="float" office:value="1.5679" calcext:value-type="float">
            <text:p>1.5679</text:p>
          </table:table-cell>
          <table:table-cell table:number-columns-repeated="4"/>
        </table:table-row>
        <table:table-row table:style-name="ro1">
          <table:table-cell office:value-type="float" office:value="278160" calcext:value-type="float">
            <text:p>278160</text:p>
          </table:table-cell>
          <table:table-cell office:value-type="float" office:value="1.56714" calcext:value-type="float">
            <text:p>1.56714</text:p>
          </table:table-cell>
          <table:table-cell table:number-columns-repeated="4"/>
        </table:table-row>
        <table:table-row table:style-name="ro1">
          <table:table-cell office:value-type="float" office:value="303756" calcext:value-type="float">
            <text:p>303756</text:p>
          </table:table-cell>
          <table:table-cell office:value-type="float" office:value="1.93323" calcext:value-type="float">
            <text:p>1.93323</text:p>
          </table:table-cell>
          <table:table-cell table:number-columns-repeated="4"/>
        </table:table-row>
        <table:table-row table:style-name="ro1">
          <table:table-cell office:value-type="float" office:value="303912" calcext:value-type="float">
            <text:p>303912</text:p>
          </table:table-cell>
          <table:table-cell office:value-type="float" office:value="1.71896" calcext:value-type="float">
            <text:p>1.71896</text:p>
          </table:table-cell>
          <table:table-cell table:number-columns-repeated="4"/>
        </table:table-row>
        <table:table-row table:style-name="ro1">
          <table:table-cell office:value-type="float" office:value="328020" calcext:value-type="float">
            <text:p>328020</text:p>
          </table:table-cell>
          <table:table-cell office:value-type="float" office:value="1.82438" calcext:value-type="float">
            <text:p>1.82438</text:p>
          </table:table-cell>
          <table:table-cell table:number-columns-repeated="4"/>
        </table:table-row>
        <table:table-row table:style-name="ro1">
          <table:table-cell office:value-type="float" office:value="328184" calcext:value-type="float">
            <text:p>328184</text:p>
          </table:table-cell>
          <table:table-cell office:value-type="float" office:value="2.05175" calcext:value-type="float">
            <text:p>2.05175</text:p>
          </table:table-cell>
          <table:table-cell table:number-columns-repeated="4"/>
        </table:table-row>
        <table:table-row table:style-name="ro1">
          <table:table-cell office:value-type="float" office:value="353808" calcext:value-type="float">
            <text:p>353808</text:p>
          </table:table-cell>
          <table:table-cell office:value-type="float" office:value="2.1457" calcext:value-type="float">
            <text:p>2.1457</text:p>
          </table:table-cell>
          <table:table-cell table:number-columns-repeated="4"/>
        </table:table-row>
        <table:table-row table:style-name="ro1">
          <table:table-cell office:value-type="float" office:value="353964" calcext:value-type="float">
            <text:p>353964</text:p>
          </table:table-cell>
          <table:table-cell office:value-type="float" office:value="1.93173" calcext:value-type="float">
            <text:p>1.93173</text:p>
          </table:table-cell>
          <table:table-cell table:number-columns-repeated="4"/>
        </table:table-row>
        <table:table-row table:style-name="ro1">
          <table:table-cell office:value-type="float" office:value="378580" calcext:value-type="float">
            <text:p>378580</text:p>
          </table:table-cell>
          <table:table-cell office:value-type="float" office:value="2.01033" calcext:value-type="float">
            <text:p>2.01033</text:p>
          </table:table-cell>
          <table:table-cell table:number-columns-repeated="4"/>
        </table:table-row>
        <table:table-row table:style-name="ro1">
          <table:table-cell office:value-type="float" office:value="378732" calcext:value-type="float">
            <text:p>378732</text:p>
          </table:table-cell>
          <table:table-cell office:value-type="float" office:value="2.23407" calcext:value-type="float">
            <text:p>2.23407</text:p>
          </table:table-cell>
          <table:table-cell table:number-columns-repeated="4"/>
        </table:table-row>
        <table:table-row table:style-name="ro1">
          <table:table-cell office:value-type="float" office:value="403340" calcext:value-type="float">
            <text:p>403340</text:p>
          </table:table-cell>
          <table:table-cell office:value-type="float" office:value="2.23479" calcext:value-type="float">
            <text:p>2.23479</text:p>
          </table:table-cell>
          <table:table-cell table:number-columns-repeated="4"/>
        </table:table-row>
        <table:table-row table:style-name="ro1">
          <table:table-cell office:value-type="float" office:value="403512" calcext:value-type="float">
            <text:p>403512</text:p>
          </table:table-cell>
          <table:table-cell office:value-type="float" office:value="2.23298" calcext:value-type="float">
            <text:p>2.23298</text:p>
          </table:table-cell>
          <table:table-cell table:number-columns-repeated="4"/>
        </table:table-row>
        <table:table-row table:style-name="ro1">
          <table:table-cell office:value-type="float" office:value="428524" calcext:value-type="float">
            <text:p>428524</text:p>
          </table:table-cell>
          <table:table-cell office:value-type="float" office:value="2.41688" calcext:value-type="float">
            <text:p>2.41688</text:p>
          </table:table-cell>
          <table:table-cell table:number-columns-repeated="4"/>
        </table:table-row>
        <table:table-row table:style-name="ro1">
          <table:table-cell office:value-type="float" office:value="428696" calcext:value-type="float">
            <text:p>428696</text:p>
          </table:table-cell>
          <table:table-cell office:value-type="float" office:value="2.63659" calcext:value-type="float">
            <text:p>2.63659</text:p>
          </table:table-cell>
          <table:table-cell table:number-columns-repeated="4"/>
        </table:table-row>
        <table:table-row table:style-name="ro1">
          <table:table-cell office:value-type="float" office:value="452852" calcext:value-type="float">
            <text:p>452852</text:p>
          </table:table-cell>
          <table:table-cell office:value-type="float" office:value="2.50192" calcext:value-type="float">
            <text:p>2.50192</text:p>
          </table:table-cell>
          <table:table-cell table:number-columns-repeated="4"/>
        </table:table-row>
        <table:table-row table:style-name="ro1">
          <table:table-cell office:value-type="float" office:value="453024" calcext:value-type="float">
            <text:p>453024</text:p>
          </table:table-cell>
          <table:table-cell office:value-type="float" office:value="2.27447" calcext:value-type="float">
            <text:p>2.27447</text:p>
          </table:table-cell>
          <table:table-cell table:number-columns-repeated="4"/>
        </table:table-row>
        <table:table-row table:style-name="ro1">
          <table:table-cell office:value-type="float" office:value="478636" calcext:value-type="float">
            <text:p>478636</text:p>
          </table:table-cell>
          <table:table-cell office:value-type="float" office:value="2.78984" calcext:value-type="float">
            <text:p>2.78984</text:p>
          </table:table-cell>
          <table:table-cell table:number-columns-repeated="4"/>
        </table:table-row>
        <table:table-row table:style-name="ro1">
          <table:table-cell office:value-type="float" office:value="478792" calcext:value-type="float">
            <text:p>478792</text:p>
          </table:table-cell>
          <table:table-cell office:value-type="float" office:value="2.79158" calcext:value-type="float">
            <text:p>2.79158</text:p>
          </table:table-cell>
          <table:table-cell table:number-columns-repeated="4"/>
        </table:table-row>
        <table:table-row table:style-name="ro1">
          <table:table-cell office:value-type="float" office:value="503436" calcext:value-type="float">
            <text:p>503436</text:p>
          </table:table-cell>
          <table:table-cell office:value-type="float" office:value="2.67742" calcext:value-type="float">
            <text:p>2.67742</text:p>
          </table:table-cell>
          <table:table-cell table:number-columns-repeated="4"/>
        </table:table-row>
        <table:table-row table:style-name="ro1">
          <table:table-cell office:value-type="float" office:value="503588" calcext:value-type="float">
            <text:p>503588</text:p>
          </table:table-cell>
          <table:table-cell office:value-type="float" office:value="2.67785" calcext:value-type="float">
            <text:p>2.67785</text:p>
          </table:table-cell>
          <table:table-cell table:number-columns-repeated="4"/>
        </table:table-row>
        <table:table-row table:style-name="ro1">
          <table:table-cell office:value-type="float" office:value="527700" calcext:value-type="float">
            <text:p>527700</text:p>
          </table:table-cell>
          <table:table-cell office:value-type="float" office:value="2.73656" calcext:value-type="float">
            <text:p>2.73656</text:p>
          </table:table-cell>
          <table:table-cell table:number-columns-repeated="4"/>
        </table:table-row>
        <table:table-row table:style-name="ro1">
          <table:table-cell office:value-type="float" office:value="527856" calcext:value-type="float">
            <text:p>527856</text:p>
          </table:table-cell>
          <table:table-cell office:value-type="float" office:value="2.73611" calcext:value-type="float">
            <text:p>2.73611</text:p>
          </table:table-cell>
          <table:table-cell table:number-columns-repeated="4"/>
        </table:table-row>
        <table:table-row table:style-name="ro1">
          <table:table-cell office:value-type="float" office:value="553392" calcext:value-type="float">
            <text:p>553392</text:p>
          </table:table-cell>
          <table:table-cell office:value-type="float" office:value="2.79983" calcext:value-type="float">
            <text:p>2.79983</text:p>
          </table:table-cell>
          <table:table-cell table:number-columns-repeated="4"/>
        </table:table-row>
        <table:table-row table:style-name="ro1">
          <table:table-cell office:value-type="float" office:value="553548" calcext:value-type="float">
            <text:p>553548</text:p>
          </table:table-cell>
          <table:table-cell office:value-type="float" office:value="2.79983" calcext:value-type="float">
            <text:p>2.79983</text:p>
          </table:table-cell>
          <table:table-cell table:number-columns-repeated="4"/>
        </table:table-row>
        <table:table-row table:style-name="ro1">
          <table:table-cell office:value-type="float" office:value="578176" calcext:value-type="float">
            <text:p>578176</text:p>
          </table:table-cell>
          <table:table-cell office:value-type="float" office:value="2.90241" calcext:value-type="float">
            <text:p>2.90241</text:p>
          </table:table-cell>
          <table:table-cell table:number-columns-repeated="4"/>
        </table:table-row>
        <table:table-row table:style-name="ro1">
          <table:table-cell office:value-type="float" office:value="578328" calcext:value-type="float">
            <text:p>578328</text:p>
          </table:table-cell>
          <table:table-cell office:value-type="float" office:value="3.12618" calcext:value-type="float">
            <text:p>3.12618</text:p>
          </table:table-cell>
          <table:table-cell table:number-columns-repeated="4"/>
        </table:table-row>
        <table:table-row table:style-name="ro1">
          <table:table-cell office:value-type="float" office:value="603504" calcext:value-type="float">
            <text:p>603504</text:p>
          </table:table-cell>
          <table:table-cell office:value-type="float" office:value="3.05854" calcext:value-type="float">
            <text:p>3.05854</text:p>
          </table:table-cell>
          <table:table-cell table:number-columns-repeated="4"/>
        </table:table-row>
        <table:table-row table:style-name="ro1">
          <table:table-cell office:value-type="float" office:value="603660" calcext:value-type="float">
            <text:p>603660</text:p>
          </table:table-cell>
          <table:table-cell office:value-type="float" office:value="3.05806" calcext:value-type="float">
            <text:p>3.05806</text:p>
          </table:table-cell>
          <table:table-cell table:number-columns-repeated="4"/>
        </table:table-row>
        <table:table-row table:style-name="ro1">
          <table:table-cell office:value-type="float" office:value="628324" calcext:value-type="float">
            <text:p>628324</text:p>
          </table:table-cell>
          <table:table-cell office:value-type="float" office:value="3.12114" calcext:value-type="float">
            <text:p>3.12114</text:p>
          </table:table-cell>
          <table:table-cell table:number-columns-repeated="4"/>
        </table:table-row>
        <table:table-row table:style-name="ro1">
          <table:table-cell office:value-type="float" office:value="628480" calcext:value-type="float">
            <text:p>628480</text:p>
          </table:table-cell>
          <table:table-cell office:value-type="float" office:value="3.12114" calcext:value-type="float">
            <text:p>3.12114</text:p>
          </table:table-cell>
          <table:table-cell table:number-columns-repeated="4"/>
        </table:table-row>
        <table:table-row table:style-name="ro1">
          <table:table-cell office:value-type="float" office:value="653688" calcext:value-type="float">
            <text:p>653688</text:p>
          </table:table-cell>
          <table:table-cell office:value-type="float" office:value="3.0542" calcext:value-type="float">
            <text:p>3.0542</text:p>
          </table:table-cell>
          <table:table-cell table:number-columns-repeated="4"/>
        </table:table-row>
        <table:table-row table:style-name="ro1">
          <table:table-cell office:value-type="float" office:value="653844" calcext:value-type="float">
            <text:p>653844</text:p>
          </table:table-cell>
          <table:table-cell office:value-type="float" office:value="3.0542" calcext:value-type="float">
            <text:p>3.0542</text:p>
          </table:table-cell>
          <table:table-cell table:number-columns-repeated="4"/>
        </table:table-row>
        <table:table-row table:style-name="ro1">
          <table:table-cell office:value-type="float" office:value="679456" calcext:value-type="float">
            <text:p>679456</text:p>
          </table:table-cell>
          <table:table-cell office:value-type="float" office:value="3.22105" calcext:value-type="float">
            <text:p>3.22105</text:p>
          </table:table-cell>
          <table:table-cell table:number-columns-repeated="4"/>
        </table:table-row>
        <table:table-row table:style-name="ro1">
          <table:table-cell office:value-type="float" office:value="679612" calcext:value-type="float">
            <text:p>679612</text:p>
          </table:table-cell>
          <table:table-cell office:value-type="float" office:value="3.22105" calcext:value-type="float">
            <text:p>3.22105</text:p>
          </table:table-cell>
          <table:table-cell table:number-columns-repeated="4"/>
        </table:table-row>
        <table:table-row table:style-name="ro1">
          <table:table-cell office:value-type="float" office:value="703780" calcext:value-type="float">
            <text:p>703780</text:p>
          </table:table-cell>
          <table:table-cell office:value-type="float" office:value="3.41227" calcext:value-type="float">
            <text:p>3.41227</text:p>
          </table:table-cell>
          <table:table-cell table:number-columns-repeated="4"/>
        </table:table-row>
        <table:table-row table:style-name="ro1">
          <table:table-cell office:value-type="float" office:value="703936" calcext:value-type="float">
            <text:p>703936</text:p>
          </table:table-cell>
          <table:table-cell office:value-type="float" office:value="3.41227" calcext:value-type="float">
            <text:p>3.41227</text:p>
          </table:table-cell>
          <table:table-cell table:number-columns-repeated="4"/>
        </table:table-row>
        <table:table-row table:style-name="ro1">
          <table:table-cell office:value-type="float" office:value="729576" calcext:value-type="float">
            <text:p>729576</text:p>
          </table:table-cell>
          <table:table-cell office:value-type="float" office:value="3.21755" calcext:value-type="float">
            <text:p>3.21755</text:p>
          </table:table-cell>
          <table:table-cell table:number-columns-repeated="4"/>
        </table:table-row>
        <table:table-row table:style-name="ro1">
          <table:table-cell office:value-type="float" office:value="729728" calcext:value-type="float">
            <text:p>729728</text:p>
          </table:table-cell>
          <table:table-cell office:value-type="float" office:value="3.21805" calcext:value-type="float">
            <text:p>3.21805</text:p>
          </table:table-cell>
          <table:table-cell table:number-columns-repeated="4"/>
        </table:table-row>
        <table:table-row table:style-name="ro1">
          <table:table-cell office:value-type="float" office:value="754408" calcext:value-type="float">
            <text:p>754408</text:p>
          </table:table-cell>
          <table:table-cell office:value-type="float" office:value="3.34246" calcext:value-type="float">
            <text:p>3.34246</text:p>
          </table:table-cell>
          <table:table-cell table:number-columns-repeated="4"/>
        </table:table-row>
        <table:table-row table:style-name="ro1">
          <table:table-cell office:value-type="float" office:value="754560" calcext:value-type="float">
            <text:p>754560</text:p>
          </table:table-cell>
          <table:table-cell office:value-type="float" office:value="3.34246" calcext:value-type="float">
            <text:p>3.34246</text:p>
          </table:table-cell>
          <table:table-cell table:number-columns-repeated="4"/>
        </table:table-row>
        <table:table-row table:style-name="ro1">
          <table:table-cell office:value-type="float" office:value="780212" calcext:value-type="float">
            <text:p>780212</text:p>
          </table:table-cell>
          <table:table-cell office:value-type="float" office:value="3.43099" calcext:value-type="float">
            <text:p>3.43099</text:p>
          </table:table-cell>
          <table:table-cell table:number-columns-repeated="4"/>
        </table:table-row>
        <table:table-row table:style-name="ro1">
          <table:table-cell office:value-type="float" office:value="780368" calcext:value-type="float">
            <text:p>780368</text:p>
          </table:table-cell>
          <table:table-cell office:value-type="float" office:value="3.43046" calcext:value-type="float">
            <text:p>3.43046</text:p>
          </table:table-cell>
          <table:table-cell table:number-columns-repeated="4"/>
        </table:table-row>
        <table:table-row table:style-name="ro1">
          <table:table-cell office:value-type="float" office:value="807972" calcext:value-type="float">
            <text:p>807972</text:p>
          </table:table-cell>
          <table:table-cell office:value-type="float" office:value="3.5879" calcext:value-type="float">
            <text:p>3.5879</text:p>
          </table:table-cell>
          <table:table-cell table:number-columns-repeated="4"/>
        </table:table-row>
        <table:table-row table:style-name="ro1">
          <table:table-cell office:value-type="float" office:value="808136" calcext:value-type="float">
            <text:p>808136</text:p>
          </table:table-cell>
          <table:table-cell office:value-type="float" office:value="3.58686" calcext:value-type="float">
            <text:p>3.58686</text:p>
          </table:table-cell>
          <table:table-cell table:number-columns-repeated="4"/>
        </table:table-row>
        <table:table-row table:style-name="ro1">
          <table:table-cell office:value-type="float" office:value="833816" calcext:value-type="float">
            <text:p>833816</text:p>
          </table:table-cell>
          <table:table-cell office:value-type="float" office:value="3.63979" calcext:value-type="float">
            <text:p>3.63979</text:p>
          </table:table-cell>
          <table:table-cell table:number-columns-repeated="4"/>
        </table:table-row>
        <table:table-row table:style-name="ro1">
          <table:table-cell office:value-type="float" office:value="833988" calcext:value-type="float">
            <text:p>833988</text:p>
          </table:table-cell>
          <table:table-cell office:value-type="float" office:value="3.63866" calcext:value-type="float">
            <text:p>3.63866</text:p>
          </table:table-cell>
          <table:table-cell table:number-columns-repeated="4"/>
        </table:table-row>
        <table:table-row table:style-name="ro1">
          <table:table-cell office:value-type="float" office:value="859556" calcext:value-type="float">
            <text:p>859556</text:p>
          </table:table-cell>
          <table:table-cell office:value-type="float" office:value="3.65449" calcext:value-type="float">
            <text:p>3.65449</text:p>
          </table:table-cell>
          <table:table-cell table:number-columns-repeated="4"/>
        </table:table-row>
        <table:table-row table:style-name="ro1">
          <table:table-cell office:value-type="float" office:value="859712" calcext:value-type="float">
            <text:p>859712</text:p>
          </table:table-cell>
          <table:table-cell office:value-type="float" office:value="3.65677" calcext:value-type="float">
            <text:p>3.65677</text:p>
          </table:table-cell>
          <table:table-cell table:number-columns-repeated="4"/>
        </table:table-row>
        <table:table-row table:style-name="ro1">
          <table:table-cell office:value-type="float" office:value="884344" calcext:value-type="float">
            <text:p>884344</text:p>
          </table:table-cell>
          <table:table-cell office:value-type="float" office:value="3.79485" calcext:value-type="float">
            <text:p>3.79485</text:p>
          </table:table-cell>
          <table:table-cell table:number-columns-repeated="4"/>
        </table:table-row>
        <table:table-row table:style-name="ro1">
          <table:table-cell office:value-type="float" office:value="884500" calcext:value-type="float">
            <text:p>884500</text:p>
          </table:table-cell>
          <table:table-cell office:value-type="float" office:value="3.57162" calcext:value-type="float">
            <text:p>3.57162</text:p>
          </table:table-cell>
          <table:table-cell table:number-columns-repeated="4"/>
        </table:table-row>
        <table:table-row table:style-name="ro1">
          <table:table-cell office:value-type="float" office:value="912244" calcext:value-type="float">
            <text:p>912244</text:p>
          </table:table-cell>
          <table:table-cell office:value-type="float" office:value="3.76822" calcext:value-type="float">
            <text:p>3.76822</text:p>
          </table:table-cell>
          <table:table-cell table:number-columns-repeated="4"/>
        </table:table-row>
        <table:table-row table:style-name="ro1">
          <table:table-cell office:value-type="float" office:value="912400" calcext:value-type="float">
            <text:p>912400</text:p>
          </table:table-cell>
          <table:table-cell office:value-type="float" office:value="3.76822" calcext:value-type="float">
            <text:p>3.76822</text:p>
          </table:table-cell>
          <table:table-cell table:number-columns-repeated="4"/>
        </table:table-row>
        <table:table-row table:style-name="ro1">
          <table:table-cell office:value-type="float" office:value="937208" calcext:value-type="float">
            <text:p>937208</text:p>
          </table:table-cell>
          <table:table-cell office:value-type="float" office:value="3.76809" calcext:value-type="float">
            <text:p>3.76809</text:p>
          </table:table-cell>
          <table:table-cell table:number-columns-repeated="4"/>
        </table:table-row>
        <table:table-row table:style-name="ro1">
          <table:table-cell office:value-type="float" office:value="937360" calcext:value-type="float">
            <text:p>937360</text:p>
          </table:table-cell>
          <table:table-cell office:value-type="float" office:value="3.7687" calcext:value-type="float">
            <text:p>3.7687</text:p>
          </table:table-cell>
          <table:table-cell table:number-columns-repeated="4"/>
        </table:table-row>
        <table:table-row table:style-name="ro1">
          <table:table-cell office:value-type="float" office:value="962456" calcext:value-type="float">
            <text:p>962456</text:p>
          </table:table-cell>
          <table:table-cell office:value-type="float" office:value="3.72571" calcext:value-type="float">
            <text:p>3.72571</text:p>
          </table:table-cell>
          <table:table-cell table:number-columns-repeated="4"/>
        </table:table-row>
        <table:table-row table:style-name="ro1">
          <table:table-cell office:value-type="float" office:value="962612" calcext:value-type="float">
            <text:p>962612</text:p>
          </table:table-cell>
          <table:table-cell office:value-type="float" office:value="3.94424" calcext:value-type="float">
            <text:p>3.94424</text:p>
          </table:table-cell>
          <table:table-cell table:number-columns-repeated="4"/>
        </table:table-row>
        <table:table-row table:style-name="ro1">
          <table:table-cell office:value-type="float" office:value="987760" calcext:value-type="float">
            <text:p>987760</text:p>
          </table:table-cell>
          <table:table-cell office:value-type="float" office:value="3.93614" calcext:value-type="float">
            <text:p>3.93614</text:p>
          </table:table-cell>
          <table:table-cell table:number-columns-repeated="4"/>
        </table:table-row>
        <table:table-row table:style-name="ro1">
          <table:table-cell office:value-type="float" office:value="987916" calcext:value-type="float">
            <text:p>987916</text:p>
          </table:table-cell>
          <table:table-cell office:value-type="float" office:value="3.71746" calcext:value-type="float">
            <text:p>3.71746</text:p>
          </table:table-cell>
          <table:table-cell table:number-columns-repeated="4"/>
        </table:table-row>
        <table:table-row table:style-name="ro1">
          <table:table-cell office:value-type="float" office:value="1013588" calcext:value-type="float">
            <text:p>1013588</text:p>
          </table:table-cell>
          <table:table-cell office:value-type="float" office:value="3.85628" calcext:value-type="float">
            <text:p>3.85628</text:p>
          </table:table-cell>
          <table:table-cell table:number-columns-repeated="4"/>
        </table:table-row>
        <table:table-row table:style-name="ro1">
          <table:table-cell office:value-type="float" office:value="1013744" calcext:value-type="float">
            <text:p>1013744</text:p>
          </table:table-cell>
          <table:table-cell office:value-type="float" office:value="3.85628" calcext:value-type="float">
            <text:p>3.85628</text:p>
          </table:table-cell>
          <table:table-cell table:number-columns-repeated="4"/>
        </table:table-row>
        <table:table-row table:style-name="ro1">
          <table:table-cell office:value-type="float" office:value="1037836" calcext:value-type="float">
            <text:p>1037836</text:p>
          </table:table-cell>
          <table:table-cell office:value-type="float" office:value="3.87936" calcext:value-type="float">
            <text:p>3.87936</text:p>
          </table:table-cell>
          <table:table-cell table:number-columns-repeated="4"/>
        </table:table-row>
        <table:table-row table:style-name="ro1">
          <table:table-cell office:value-type="float" office:value="1038008" calcext:value-type="float">
            <text:p>1038008</text:p>
          </table:table-cell>
          <table:table-cell office:value-type="float" office:value="3.8768" calcext:value-type="float">
            <text:p>3.8768</text:p>
          </table:table-cell>
          <table:table-cell table:number-columns-repeated="4"/>
        </table:table-row>
        <table:table-row table:style-name="ro1">
          <table:table-cell office:value-type="float" office:value="1063204" calcext:value-type="float">
            <text:p>1063204</text:p>
          </table:table-cell>
          <table:table-cell office:value-type="float" office:value="4.14433" calcext:value-type="float">
            <text:p>4.14433</text:p>
          </table:table-cell>
          <table:table-cell table:number-columns-repeated="4"/>
        </table:table-row>
        <table:table-row table:style-name="ro1">
          <table:table-cell office:value-type="float" office:value="1063372" calcext:value-type="float">
            <text:p>1063372</text:p>
          </table:table-cell>
          <table:table-cell office:value-type="float" office:value="4.14498" calcext:value-type="float">
            <text:p>4.14498</text:p>
          </table:table-cell>
          <table:table-cell table:number-columns-repeated="4"/>
        </table:table-row>
        <table:table-row table:style-name="ro1">
          <table:table-cell office:value-type="float" office:value="1088024" calcext:value-type="float">
            <text:p>1088024</text:p>
          </table:table-cell>
          <table:table-cell office:value-type="float" office:value="4.01289" calcext:value-type="float">
            <text:p>4.01289</text:p>
          </table:table-cell>
          <table:table-cell table:number-columns-repeated="4"/>
        </table:table-row>
        <table:table-row table:style-name="ro1">
          <table:table-cell office:value-type="float" office:value="1088188" calcext:value-type="float">
            <text:p>1088188</text:p>
          </table:table-cell>
          <table:table-cell office:value-type="float" office:value="3.79056" calcext:value-type="float">
            <text:p>3.79056</text:p>
          </table:table-cell>
          <table:table-cell table:number-columns-repeated="4"/>
        </table:table-row>
        <table:table-row table:style-name="ro1">
          <table:table-cell office:value-type="float" office:value="1113400" calcext:value-type="float">
            <text:p>1113400</text:p>
          </table:table-cell>
          <table:table-cell office:value-type="float" office:value="3.92497" calcext:value-type="float">
            <text:p>3.92497</text:p>
          </table:table-cell>
          <table:table-cell table:number-columns-repeated="4"/>
        </table:table-row>
        <table:table-row table:style-name="ro1">
          <table:table-cell office:value-type="float" office:value="1113556" calcext:value-type="float">
            <text:p>1113556</text:p>
          </table:table-cell>
          <table:table-cell office:value-type="float" office:value="4.14433" calcext:value-type="float">
            <text:p>4.14433</text:p>
          </table:table-cell>
          <table:table-cell table:number-columns-repeated="4"/>
        </table:table-row>
        <table:table-row table:style-name="ro1">
          <table:table-cell office:value-type="float" office:value="1138164" calcext:value-type="float">
            <text:p>1138164</text:p>
          </table:table-cell>
          <table:table-cell office:value-type="float" office:value="4.02197" calcext:value-type="float">
            <text:p>4.02197</text:p>
          </table:table-cell>
          <table:table-cell table:number-columns-repeated="4"/>
        </table:table-row>
        <table:table-row table:style-name="ro1">
          <table:table-cell office:value-type="float" office:value="1138332" calcext:value-type="float">
            <text:p>1138332</text:p>
          </table:table-cell>
          <table:table-cell office:value-type="float" office:value="4.24335" calcext:value-type="float">
            <text:p>4.24335</text:p>
          </table:table-cell>
          <table:table-cell table:number-columns-repeated="4"/>
        </table:table-row>
        <table:table-row table:style-name="ro1">
          <table:table-cell office:value-type="float" office:value="1163528" calcext:value-type="float">
            <text:p>1163528</text:p>
          </table:table-cell>
          <table:table-cell office:value-type="float" office:value="4.14498" calcext:value-type="float">
            <text:p>4.14498</text:p>
          </table:table-cell>
          <table:table-cell table:number-columns-repeated="4"/>
        </table:table-row>
        <table:table-row table:style-name="ro1">
          <table:table-cell office:value-type="float" office:value="1163680" calcext:value-type="float">
            <text:p>1163680</text:p>
          </table:table-cell>
          <table:table-cell office:value-type="float" office:value="3.9293" calcext:value-type="float">
            <text:p>3.9293</text:p>
          </table:table-cell>
          <table:table-cell table:number-columns-repeated="4"/>
        </table:table-row>
        <table:table-row table:style-name="ro1">
          <table:table-cell office:value-type="float" office:value="1188364" calcext:value-type="float">
            <text:p>1188364</text:p>
          </table:table-cell>
          <table:table-cell office:value-type="float" office:value="4.2331" calcext:value-type="float">
            <text:p>4.2331</text:p>
          </table:table-cell>
          <table:table-cell table:number-columns-repeated="4"/>
        </table:table-row>
        <table:table-row table:style-name="ro1">
          <table:table-cell office:value-type="float" office:value="1188520" calcext:value-type="float">
            <text:p>1188520</text:p>
          </table:table-cell>
          <table:table-cell office:value-type="float" office:value="4.00966" calcext:value-type="float">
            <text:p>4.00966</text:p>
          </table:table-cell>
          <table:table-cell table:number-columns-repeated="4"/>
        </table:table-row>
        <table:table-row table:style-name="ro1">
          <table:table-cell office:value-type="float" office:value="1212724" calcext:value-type="float">
            <text:p>1212724</text:p>
          </table:table-cell>
          <table:table-cell office:value-type="float" office:value="4.08867" calcext:value-type="float">
            <text:p>4.08867</text:p>
          </table:table-cell>
          <table:table-cell table:number-columns-repeated="4"/>
        </table:table-row>
        <table:table-row table:style-name="ro1">
          <table:table-cell office:value-type="float" office:value="1212892" calcext:value-type="float">
            <text:p>1212892</text:p>
          </table:table-cell>
          <table:table-cell office:value-type="float" office:value="4.31369" calcext:value-type="float">
            <text:p>4.31369</text:p>
          </table:table-cell>
          <table:table-cell table:number-columns-repeated="4"/>
        </table:table-row>
        <table:table-row table:style-name="ro1">
          <table:table-cell office:value-type="float" office:value="1238520" calcext:value-type="float">
            <text:p>1238520</text:p>
          </table:table-cell>
          <table:table-cell office:value-type="float" office:value="4.07557" calcext:value-type="float">
            <text:p>4.07557</text:p>
          </table:table-cell>
          <table:table-cell table:number-columns-repeated="4"/>
        </table:table-row>
        <table:table-row table:style-name="ro1">
          <table:table-cell office:value-type="float" office:value="1238676" calcext:value-type="float">
            <text:p>1238676</text:p>
          </table:table-cell>
          <table:table-cell office:value-type="float" office:value="4.07746" calcext:value-type="float">
            <text:p>4.07746</text:p>
          </table:table-cell>
          <table:table-cell table:number-columns-repeated="4"/>
        </table:table-row>
        <table:table-row table:style-name="ro1">
          <table:table-cell office:value-type="float" office:value="1263292" calcext:value-type="float">
            <text:p>1263292</text:p>
          </table:table-cell>
          <table:table-cell office:value-type="float" office:value="4.24404" calcext:value-type="float">
            <text:p>4.24404</text:p>
          </table:table-cell>
          <table:table-cell table:number-columns-repeated="4"/>
        </table:table-row>
        <table:table-row table:style-name="ro1">
          <table:table-cell office:value-type="float" office:value="1263464" calcext:value-type="float">
            <text:p>1263464</text:p>
          </table:table-cell>
          <table:table-cell office:value-type="float" office:value="4.2413" calcext:value-type="float">
            <text:p>4.2413</text:p>
          </table:table-cell>
          <table:table-cell table:number-columns-repeated="4"/>
        </table:table-row>
        <table:table-row table:style-name="ro1">
          <table:table-cell office:value-type="float" office:value="1288652" calcext:value-type="float">
            <text:p>1288652</text:p>
          </table:table-cell>
          <table:table-cell office:value-type="float" office:value="4.14564" calcext:value-type="float">
            <text:p>4.14564</text:p>
          </table:table-cell>
          <table:table-cell table:number-columns-repeated="4"/>
        </table:table-row>
        <table:table-row table:style-name="ro1">
          <table:table-cell office:value-type="float" office:value="1288804" calcext:value-type="float">
            <text:p>1288804</text:p>
          </table:table-cell>
          <table:table-cell office:value-type="float" office:value="4.14891" calcext:value-type="float">
            <text:p>4.14891</text:p>
          </table:table-cell>
          <table:table-cell table:number-columns-repeated="4"/>
        </table:table-row>
        <table:table-row table:style-name="ro1">
          <table:table-cell office:value-type="float" office:value="1313064" calcext:value-type="float">
            <text:p>1313064</text:p>
          </table:table-cell>
          <table:table-cell office:value-type="float" office:value="4.30662" calcext:value-type="float">
            <text:p>4.30662</text:p>
          </table:table-cell>
          <table:table-cell table:number-columns-repeated="4"/>
        </table:table-row>
        <table:table-row table:style-name="ro1">
          <table:table-cell office:value-type="float" office:value="1313228" calcext:value-type="float">
            <text:p>1313228</text:p>
          </table:table-cell>
          <table:table-cell office:value-type="float" office:value="4.30451" calcext:value-type="float">
            <text:p>4.30451</text:p>
          </table:table-cell>
          <table:table-cell table:number-columns-repeated="4"/>
        </table:table-row>
        <table:table-row table:style-name="ro1">
          <table:table-cell office:value-type="float" office:value="1337836" calcext:value-type="float">
            <text:p>1337836</text:p>
          </table:table-cell>
          <table:table-cell office:value-type="float" office:value="4.24404" calcext:value-type="float">
            <text:p>4.24404</text:p>
          </table:table-cell>
          <table:table-cell table:number-columns-repeated="4"/>
        </table:table-row>
        <table:table-row table:style-name="ro1">
          <table:table-cell office:value-type="float" office:value="1337992" calcext:value-type="float">
            <text:p>1337992</text:p>
          </table:table-cell>
          <table:table-cell office:value-type="float" office:value="4.24541" calcext:value-type="float">
            <text:p>4.24541</text:p>
          </table:table-cell>
          <table:table-cell table:number-columns-repeated="4"/>
        </table:table-row>
        <table:table-row table:style-name="ro1">
          <table:table-cell office:value-type="float" office:value="1363272" calcext:value-type="float">
            <text:p>1363272</text:p>
          </table:table-cell>
          <table:table-cell office:value-type="float" office:value="4.13325" calcext:value-type="float">
            <text:p>4.13325</text:p>
          </table:table-cell>
          <table:table-cell table:number-columns-repeated="4"/>
        </table:table-row>
        <table:table-row table:style-name="ro1">
          <table:table-cell office:value-type="float" office:value="1363428" calcext:value-type="float">
            <text:p>1363428</text:p>
          </table:table-cell>
          <table:table-cell office:value-type="float" office:value="4.35079" calcext:value-type="float">
            <text:p>4.35079</text:p>
          </table:table-cell>
          <table:table-cell table:number-columns-repeated="4"/>
        </table:table-row>
        <table:table-row table:style-name="ro1">
          <table:table-cell office:value-type="float" office:value="1388124" calcext:value-type="float">
            <text:p>1388124</text:p>
          </table:table-cell>
          <table:table-cell office:value-type="float" office:value="4.45303" calcext:value-type="float">
            <text:p>4.45303</text:p>
          </table:table-cell>
          <table:table-cell table:number-columns-repeated="4"/>
        </table:table-row>
        <table:table-row table:style-name="ro1">
          <table:table-cell office:value-type="float" office:value="1388280" calcext:value-type="float">
            <text:p>1388280</text:p>
          </table:table-cell>
          <table:table-cell office:value-type="float" office:value="4.23038" calcext:value-type="float">
            <text:p>4.23038</text:p>
          </table:table-cell>
          <table:table-cell table:number-columns-repeated="4"/>
        </table:table-row>
        <table:table-row table:style-name="ro1">
          <table:table-cell office:value-type="float" office:value="1413496" calcext:value-type="float">
            <text:p>1413496</text:p>
          </table:table-cell>
          <table:table-cell office:value-type="float" office:value="4.36176" calcext:value-type="float">
            <text:p>4.36176</text:p>
          </table:table-cell>
          <table:table-cell table:number-columns-repeated="4"/>
        </table:table-row>
        <table:table-row table:style-name="ro1">
          <table:table-cell office:value-type="float" office:value="1413648" calcext:value-type="float">
            <text:p>1413648</text:p>
          </table:table-cell>
          <table:table-cell office:value-type="float" office:value="4.36245" calcext:value-type="float">
            <text:p>4.36245</text:p>
          </table:table-cell>
          <table:table-cell table:number-columns-repeated="4"/>
        </table:table-row>
        <table:table-row table:style-name="ro1">
          <table:table-cell office:value-type="float" office:value="1438736" calcext:value-type="float">
            <text:p>1438736</text:p>
          </table:table-cell>
          <table:table-cell office:value-type="float" office:value="4.38457" calcext:value-type="float">
            <text:p>4.38457</text:p>
          </table:table-cell>
          <table:table-cell table:number-columns-repeated="4"/>
        </table:table-row>
        <table:table-row table:style-name="ro1">
          <table:table-cell office:value-type="float" office:value="1438904" calcext:value-type="float">
            <text:p>1438904</text:p>
          </table:table-cell>
          <table:table-cell office:value-type="float" office:value="4.3818" calcext:value-type="float">
            <text:p>4.3818</text:p>
          </table:table-cell>
          <table:table-cell table:number-columns-repeated="4"/>
        </table:table-row>
        <table:table-row table:style-name="ro1">
          <table:table-cell office:value-type="float" office:value="1467732" calcext:value-type="float">
            <text:p>1467732</text:p>
          </table:table-cell>
          <table:table-cell office:value-type="float" office:value="4.19828" calcext:value-type="float">
            <text:p>4.19828</text:p>
          </table:table-cell>
          <table:table-cell table:number-columns-repeated="4"/>
        </table:table-row>
        <table:table-row table:style-name="ro1">
          <table:table-cell office:value-type="float" office:value="1467904" calcext:value-type="float">
            <text:p>1467904</text:p>
          </table:table-cell>
          <table:table-cell office:value-type="float" office:value="4.38851" calcext:value-type="float">
            <text:p>4.38851</text:p>
          </table:table-cell>
          <table:table-cell table:number-columns-repeated="4"/>
        </table:table-row>
        <table:table-row table:style-name="ro1">
          <table:table-cell office:value-type="float" office:value="1493604" calcext:value-type="float">
            <text:p>1493604</text:p>
          </table:table-cell>
          <table:table-cell office:value-type="float" office:value="4.49134" calcext:value-type="float">
            <text:p>4.49134</text:p>
          </table:table-cell>
          <table:table-cell table:number-columns-repeated="4"/>
        </table:table-row>
        <table:table-row table:style-name="ro1">
          <table:table-cell office:value-type="float" office:value="1493756" calcext:value-type="float">
            <text:p>1493756</text:p>
          </table:table-cell>
          <table:table-cell office:value-type="float" office:value="4.28078" calcext:value-type="float">
            <text:p>4.28078</text:p>
          </table:table-cell>
          <table:table-cell table:number-columns-repeated="4"/>
        </table:table-row>
        <table:table-row table:style-name="ro1">
          <table:table-cell office:value-type="float" office:value="1517912" calcext:value-type="float">
            <text:p>1517912</text:p>
          </table:table-cell>
          <table:table-cell office:value-type="float" office:value="4.32505" calcext:value-type="float">
            <text:p>4.32505</text:p>
          </table:table-cell>
          <table:table-cell table:number-columns-repeated="4"/>
        </table:table-row>
        <table:table-row table:style-name="ro1">
          <table:table-cell office:value-type="float" office:value="1518064" calcext:value-type="float">
            <text:p>1518064</text:p>
          </table:table-cell>
          <table:table-cell office:value-type="float" office:value="4.55268" calcext:value-type="float">
            <text:p>4.55268</text:p>
          </table:table-cell>
          <table:table-cell table:number-columns-repeated="4"/>
        </table:table-row>
        <table:table-row table:style-name="ro1">
          <table:table-cell office:value-type="float" office:value="1543732" calcext:value-type="float">
            <text:p>1543732</text:p>
          </table:table-cell>
          <table:table-cell office:value-type="float" office:value="4.50039" calcext:value-type="float">
            <text:p>4.50039</text:p>
          </table:table-cell>
          <table:table-cell table:number-columns-repeated="4"/>
        </table:table-row>
        <table:table-row table:style-name="ro1">
          <table:table-cell office:value-type="float" office:value="1543884" calcext:value-type="float">
            <text:p>1543884</text:p>
          </table:table-cell>
          <table:table-cell office:value-type="float" office:value="4.28608" calcext:value-type="float">
            <text:p>4.28608</text:p>
          </table:table-cell>
          <table:table-cell table:number-columns-repeated="4"/>
        </table:table-row>
        <table:table-row table:style-name="ro1">
          <table:table-cell office:value-type="float" office:value="1568040" calcext:value-type="float">
            <text:p>1568040</text:p>
          </table:table-cell>
          <table:table-cell office:value-type="float" office:value="4.32505" calcext:value-type="float">
            <text:p>4.32505</text:p>
          </table:table-cell>
          <table:table-cell table:number-columns-repeated="4"/>
        </table:table-row>
        <table:table-row table:style-name="ro1">
          <table:table-cell office:value-type="float" office:value="1568224" calcext:value-type="float">
            <text:p>1568224</text:p>
          </table:table-cell>
          <table:table-cell office:value-type="float" office:value="4.5467" calcext:value-type="float">
            <text:p>4.5467</text:p>
          </table:table-cell>
          <table:table-cell table:number-columns-repeated="4"/>
        </table:table-row>
        <table:table-row table:style-name="ro1">
          <table:table-cell office:value-type="float" office:value="1592844" calcext:value-type="float">
            <text:p>1592844</text:p>
          </table:table-cell>
          <table:table-cell office:value-type="float" office:value="4.46165" calcext:value-type="float">
            <text:p>4.46165</text:p>
          </table:table-cell>
          <table:table-cell table:number-columns-repeated="4"/>
        </table:table-row>
        <table:table-row table:style-name="ro1">
          <table:table-cell office:value-type="float" office:value="1593016" calcext:value-type="float">
            <text:p>1593016</text:p>
          </table:table-cell>
          <table:table-cell office:value-type="float" office:value="4.46381" calcext:value-type="float">
            <text:p>4.46381</text:p>
          </table:table-cell>
          <table:table-cell table:number-columns-repeated="4"/>
        </table:table-row>
        <table:table-row table:style-name="ro1">
          <table:table-cell office:value-type="float" office:value="1618228" calcext:value-type="float">
            <text:p>1618228</text:p>
          </table:table-cell>
          <table:table-cell office:value-type="float" office:value="4.57769" calcext:value-type="float">
            <text:p>4.57769</text:p>
          </table:table-cell>
          <table:table-cell table:number-columns-repeated="4"/>
        </table:table-row>
        <table:table-row table:style-name="ro1">
          <table:table-cell office:value-type="float" office:value="1618384" calcext:value-type="float">
            <text:p>1618384</text:p>
          </table:table-cell>
          <table:table-cell office:value-type="float" office:value="4.36245" calcext:value-type="float">
            <text:p>4.36245</text:p>
          </table:table-cell>
          <table:table-cell table:number-columns-repeated="4"/>
        </table:table-row>
        <table:table-row table:style-name="ro1">
          <table:table-cell office:value-type="float" office:value="1642972" calcext:value-type="float">
            <text:p>1642972</text:p>
          </table:table-cell>
          <table:table-cell office:value-type="float" office:value="4.47246" calcext:value-type="float">
            <text:p>4.47246</text:p>
          </table:table-cell>
          <table:table-cell table:number-columns-repeated="4"/>
        </table:table-row>
        <table:table-row table:style-name="ro1">
          <table:table-cell office:value-type="float" office:value="1643136" calcext:value-type="float">
            <text:p>1643136</text:p>
          </table:table-cell>
          <table:table-cell office:value-type="float" office:value="4.47102" calcext:value-type="float">
            <text:p>4.47102</text:p>
          </table:table-cell>
          <table:table-cell table:number-columns-repeated="4"/>
        </table:table-row>
        <table:table-row table:style-name="ro1">
          <table:table-cell office:value-type="float" office:value="1668480" calcext:value-type="float">
            <text:p>1668480</text:p>
          </table:table-cell>
          <table:table-cell office:value-type="float" office:value="4.55543" calcext:value-type="float">
            <text:p>4.55543</text:p>
          </table:table-cell>
          <table:table-cell table:number-columns-repeated="4"/>
        </table:table-row>
        <table:table-row table:style-name="ro1">
          <table:table-cell office:value-type="float" office:value="1668632" calcext:value-type="float">
            <text:p>1668632</text:p>
          </table:table-cell>
          <table:table-cell office:value-type="float" office:value="4.55758" calcext:value-type="float">
            <text:p>4.55758</text:p>
          </table:table-cell>
          <table:table-cell table:number-columns-repeated="4"/>
        </table:table-row>
        <table:table-row table:style-name="ro1">
          <table:table-cell office:value-type="float" office:value="1693804" calcext:value-type="float">
            <text:p>1693804</text:p>
          </table:table-cell>
          <table:table-cell office:value-type="float" office:value="4.37003" calcext:value-type="float">
            <text:p>4.37003</text:p>
          </table:table-cell>
          <table:table-cell table:number-columns-repeated="4"/>
        </table:table-row>
        <table:table-row table:style-name="ro1">
          <table:table-cell office:value-type="float" office:value="1693968" calcext:value-type="float">
            <text:p>1693968</text:p>
          </table:table-cell>
          <table:table-cell office:value-type="float" office:value="4.58636" calcext:value-type="float">
            <text:p>4.58636</text:p>
          </table:table-cell>
          <table:table-cell table:number-columns-repeated="4"/>
        </table:table-row>
        <table:table-row table:style-name="ro1">
          <table:table-cell office:value-type="float" office:value="1722776" calcext:value-type="float">
            <text:p>1722776</text:p>
          </table:table-cell>
          <table:table-cell office:value-type="float" office:value="4.58374" calcext:value-type="float">
            <text:p>4.58374</text:p>
          </table:table-cell>
          <table:table-cell table:number-columns-repeated="4"/>
        </table:table-row>
        <table:table-row table:style-name="ro1">
          <table:table-cell office:value-type="float" office:value="1722932" calcext:value-type="float">
            <text:p>1722932</text:p>
          </table:table-cell>
          <table:table-cell office:value-type="float" office:value="4.585" calcext:value-type="float">
            <text:p>4.585</text:p>
          </table:table-cell>
          <table:table-cell table:number-columns-repeated="4"/>
        </table:table-row>
        <table:table-row table:style-name="ro1">
          <table:table-cell office:value-type="float" office:value="1748552" calcext:value-type="float">
            <text:p>1748552</text:p>
          </table:table-cell>
          <table:table-cell office:value-type="float" office:value="4.50807" calcext:value-type="float">
            <text:p>4.50807</text:p>
          </table:table-cell>
          <table:table-cell table:number-columns-repeated="4"/>
        </table:table-row>
        <table:table-row table:style-name="ro1">
          <table:table-cell office:value-type="float" office:value="1748708" calcext:value-type="float">
            <text:p>1748708</text:p>
          </table:table-cell>
          <table:table-cell office:value-type="float" office:value="4.50807" calcext:value-type="float">
            <text:p>4.50807</text:p>
          </table:table-cell>
          <table:table-cell table:number-columns-repeated="4"/>
        </table:table-row>
        <table:table-row table:style-name="ro1">
          <table:table-cell office:value-type="float" office:value="1772868" calcext:value-type="float">
            <text:p>1772868</text:p>
          </table:table-cell>
          <table:table-cell office:value-type="float" office:value="4.55119" calcext:value-type="float">
            <text:p>4.55119</text:p>
          </table:table-cell>
          <table:table-cell table:number-columns-repeated="4"/>
        </table:table-row>
        <table:table-row table:style-name="ro1">
          <table:table-cell office:value-type="float" office:value="1773024" calcext:value-type="float">
            <text:p>1773024</text:p>
          </table:table-cell>
          <table:table-cell office:value-type="float" office:value="4.55119" calcext:value-type="float">
            <text:p>4.55119</text:p>
          </table:table-cell>
          <table:table-cell table:number-columns-repeated="4"/>
        </table:table-row>
        <table:table-row table:style-name="ro1">
          <table:table-cell office:value-type="float" office:value="1798768" calcext:value-type="float">
            <text:p>1798768</text:p>
          </table:table-cell>
          <table:table-cell office:value-type="float" office:value="4.48649" calcext:value-type="float">
            <text:p>4.48649</text:p>
          </table:table-cell>
          <table:table-cell table:number-columns-repeated="4"/>
        </table:table-row>
        <table:table-row table:style-name="ro1">
          <table:table-cell office:value-type="float" office:value="1798924" calcext:value-type="float">
            <text:p>1798924</text:p>
          </table:table-cell>
          <table:table-cell office:value-type="float" office:value="4.48649" calcext:value-type="float">
            <text:p>4.48649</text:p>
          </table:table-cell>
          <table:table-cell table:number-columns-repeated="4"/>
        </table:table-row>
        <table:table-row table:style-name="ro1">
          <table:table-cell office:value-type="float" office:value="1823144" calcext:value-type="float">
            <text:p>1823144</text:p>
          </table:table-cell>
          <table:table-cell office:value-type="float" office:value="4.53998" calcext:value-type="float">
            <text:p>4.53998</text:p>
          </table:table-cell>
          <table:table-cell table:number-columns-repeated="4"/>
        </table:table-row>
        <table:table-row table:style-name="ro1">
          <table:table-cell office:value-type="float" office:value="1823300" calcext:value-type="float">
            <text:p>1823300</text:p>
          </table:table-cell>
          <table:table-cell office:value-type="float" office:value="4.53998" calcext:value-type="float">
            <text:p>4.53998</text:p>
          </table:table-cell>
          <table:table-cell table:number-columns-repeated="4"/>
        </table:table-row>
        <table:table-row table:style-name="ro1">
          <table:table-cell office:value-type="float" office:value="1849000" calcext:value-type="float">
            <text:p>1849000</text:p>
          </table:table-cell>
          <table:table-cell office:value-type="float" office:value="4.70813" calcext:value-type="float">
            <text:p>4.70813</text:p>
          </table:table-cell>
          <table:table-cell table:number-columns-repeated="4"/>
        </table:table-row>
        <table:table-row table:style-name="ro1">
          <table:table-cell office:value-type="float" office:value="1849164" calcext:value-type="float">
            <text:p>1849164</text:p>
          </table:table-cell>
          <table:table-cell office:value-type="float" office:value="4.70667" calcext:value-type="float">
            <text:p>4.70667</text:p>
          </table:table-cell>
          <table:table-cell table:number-columns-repeated="4"/>
        </table:table-row>
        <table:table-row table:style-name="ro1">
          <table:table-cell office:value-type="float" office:value="1876816" calcext:value-type="float">
            <text:p>1876816</text:p>
          </table:table-cell>
          <table:table-cell office:value-type="float" office:value="4.5753" calcext:value-type="float">
            <text:p>4.5753</text:p>
          </table:table-cell>
          <table:table-cell table:number-columns-repeated="4"/>
        </table:table-row>
        <table:table-row table:style-name="ro1">
          <table:table-cell office:value-type="float" office:value="1876968" calcext:value-type="float">
            <text:p>1876968</text:p>
          </table:table-cell>
          <table:table-cell office:value-type="float" office:value="4.57728" calcext:value-type="float">
            <text:p>4.57728</text:p>
          </table:table-cell>
          <table:table-cell table:number-columns-repeated="4"/>
        </table:table-row>
        <table:table-row table:style-name="ro1">
          <table:table-cell office:value-type="float" office:value="1902136" calcext:value-type="float">
            <text:p>1902136</text:p>
          </table:table-cell>
          <table:table-cell office:value-type="float" office:value="4.58926" calcext:value-type="float">
            <text:p>4.58926</text:p>
          </table:table-cell>
          <table:table-cell table:number-columns-repeated="4"/>
        </table:table-row>
        <table:table-row table:style-name="ro1">
          <table:table-cell office:value-type="float" office:value="1902292" calcext:value-type="float">
            <text:p>1902292</text:p>
          </table:table-cell>
          <table:table-cell office:value-type="float" office:value="4.58853" calcext:value-type="float">
            <text:p>4.58853</text:p>
          </table:table-cell>
          <table:table-cell table:number-columns-repeated="4"/>
        </table:table-row>
        <table:table-row table:style-name="ro1">
          <table:table-cell office:value-type="float" office:value="1927516" calcext:value-type="float">
            <text:p>1927516</text:p>
          </table:table-cell>
          <table:table-cell office:value-type="float" office:value="4.57841" calcext:value-type="float">
            <text:p>4.57841</text:p>
          </table:table-cell>
          <table:table-cell table:number-columns-repeated="4"/>
        </table:table-row>
        <table:table-row table:style-name="ro1">
          <table:table-cell office:value-type="float" office:value="1927672" calcext:value-type="float">
            <text:p>1927672</text:p>
          </table:table-cell>
          <table:table-cell office:value-type="float" office:value="4.57841" calcext:value-type="float">
            <text:p>4.57841</text:p>
          </table:table-cell>
          <table:table-cell table:number-columns-repeated="4"/>
        </table:table-row>
        <table:table-row table:style-name="ro1">
          <table:table-cell office:value-type="float" office:value="1952316" calcext:value-type="float">
            <text:p>1952316</text:p>
          </table:table-cell>
          <table:table-cell office:value-type="float" office:value="4.68548" calcext:value-type="float">
            <text:p>4.68548</text:p>
          </table:table-cell>
          <table:table-cell table:number-columns-repeated="4"/>
        </table:table-row>
        <table:table-row table:style-name="ro1">
          <table:table-cell office:value-type="float" office:value="1952468" calcext:value-type="float">
            <text:p>1952468</text:p>
          </table:table-cell>
          <table:table-cell office:value-type="float" office:value="4.68624" calcext:value-type="float">
            <text:p>4.68624</text:p>
          </table:table-cell>
          <table:table-cell table:number-columns-repeated="4"/>
        </table:table-row>
        <table:table-row table:style-name="ro1">
          <table:table-cell office:value-type="float" office:value="1977128" calcext:value-type="float">
            <text:p>1977128</text:p>
          </table:table-cell>
          <table:table-cell office:value-type="float" office:value="4.46021" calcext:value-type="float">
            <text:p>4.46021</text:p>
          </table:table-cell>
          <table:table-cell table:number-columns-repeated="4"/>
        </table:table-row>
        <table:table-row table:style-name="ro1">
          <table:table-cell office:value-type="float" office:value="1977284" calcext:value-type="float">
            <text:p>1977284</text:p>
          </table:table-cell>
          <table:table-cell office:value-type="float" office:value="4.68246" calcext:value-type="float">
            <text:p>4.68246</text:p>
          </table:table-cell>
          <table:table-cell table:number-columns-repeated="4"/>
        </table:table-row>
        <table:table-row table:style-name="ro1">
          <table:table-cell office:value-type="float" office:value="2002512" calcext:value-type="float">
            <text:p>2002512</text:p>
          </table:table-cell>
          <table:table-cell office:value-type="float" office:value="4.57769" calcext:value-type="float">
            <text:p>4.57769</text:p>
          </table:table-cell>
          <table:table-cell table:number-columns-repeated="4"/>
        </table:table-row>
        <table:table-row table:style-name="ro1">
          <table:table-cell office:value-type="float" office:value="2002668" calcext:value-type="float">
            <text:p>2002668</text:p>
          </table:table-cell>
          <table:table-cell office:value-type="float" office:value="4.57769" calcext:value-type="float">
            <text:p>4.57769</text:p>
          </table:table-cell>
          <table:table-cell table:number-columns-repeated="4"/>
        </table:table-row>
        <table:table-row table:style-name="ro1">
          <table:table-cell office:value-type="float" office:value="2026808" calcext:value-type="float">
            <text:p>2026808</text:p>
          </table:table-cell>
          <table:table-cell office:value-type="float" office:value="4.55493" calcext:value-type="float">
            <text:p>4.55493</text:p>
          </table:table-cell>
          <table:table-cell table:number-columns-repeated="4"/>
        </table:table-row>
        <table:table-row table:style-name="ro1">
          <table:table-cell office:value-type="float" office:value="2026980" calcext:value-type="float">
            <text:p>2026980</text:p>
          </table:table-cell>
          <table:table-cell office:value-type="float" office:value="4.55194" calcext:value-type="float">
            <text:p>4.55194</text:p>
          </table:table-cell>
          <table:table-cell table:number-columns-repeated="4"/>
        </table:table-row>
        <table:table-row table:style-name="ro1">
          <table:table-cell office:value-type="float" office:value="2052704" calcext:value-type="float">
            <text:p>2052704</text:p>
          </table:table-cell>
          <table:table-cell office:value-type="float" office:value="4.70085" calcext:value-type="float">
            <text:p>4.70085</text:p>
          </table:table-cell>
          <table:table-cell table:number-columns-repeated="4"/>
        </table:table-row>
        <table:table-row table:style-name="ro1">
          <table:table-cell office:value-type="float" office:value="2052860" calcext:value-type="float">
            <text:p>2052860</text:p>
          </table:table-cell>
          <table:table-cell office:value-type="float" office:value="4.70376" calcext:value-type="float">
            <text:p>4.70376</text:p>
          </table:table-cell>
          <table:table-cell table:number-columns-repeated="4"/>
        </table:table-row>
        <table:table-row table:style-name="ro1">
          <table:table-cell office:value-type="float" office:value="2076948" calcext:value-type="float">
            <text:p>2076948</text:p>
          </table:table-cell>
          <table:table-cell office:value-type="float" office:value="4.5647" calcext:value-type="float">
            <text:p>4.5647</text:p>
          </table:table-cell>
          <table:table-cell table:number-columns-repeated="4"/>
        </table:table-row>
        <table:table-row table:style-name="ro1">
          <table:table-cell office:value-type="float" office:value="2077128" calcext:value-type="float">
            <text:p>2077128</text:p>
          </table:table-cell>
          <table:table-cell office:value-type="float" office:value="4.56019" calcext:value-type="float">
            <text:p>4.56019</text:p>
          </table:table-cell>
          <table:table-cell table:number-columns-repeated="4"/>
        </table:table-row>
        <table:table-row table:style-name="ro1">
          <table:table-cell office:value-type="float" office:value="2102816" calcext:value-type="float">
            <text:p>2102816</text:p>
          </table:table-cell>
          <table:table-cell office:value-type="float" office:value="4.70594" calcext:value-type="float">
            <text:p>4.70594</text:p>
          </table:table-cell>
          <table:table-cell table:number-columns-repeated="4"/>
        </table:table-row>
        <table:table-row table:style-name="ro1">
          <table:table-cell office:value-type="float" office:value="2102972" calcext:value-type="float">
            <text:p>2102972</text:p>
          </table:table-cell>
          <table:table-cell office:value-type="float" office:value="4.71031" calcext:value-type="float">
            <text:p>4.71031</text:p>
          </table:table-cell>
          <table:table-cell table:number-columns-repeated="4"/>
        </table:table-row>
        <table:table-row table:style-name="ro1">
          <table:table-cell office:value-type="float" office:value="2127164" calcext:value-type="float">
            <text:p>2127164</text:p>
          </table:table-cell>
          <table:table-cell office:value-type="float" office:value="4.77247" calcext:value-type="float">
            <text:p>4.77247</text:p>
          </table:table-cell>
          <table:table-cell table:number-columns-repeated="4"/>
        </table:table-row>
        <table:table-row table:style-name="ro1">
          <table:table-cell office:value-type="float" office:value="2127320" calcext:value-type="float">
            <text:p>2127320</text:p>
          </table:table-cell>
          <table:table-cell office:value-type="float" office:value="4.77247" calcext:value-type="float">
            <text:p>4.77247</text:p>
          </table:table-cell>
          <table:table-cell table:number-columns-repeated="4"/>
        </table:table-row>
        <table:table-row table:style-name="ro1">
          <table:table-cell office:value-type="float" office:value="2151996" calcext:value-type="float">
            <text:p>2151996</text:p>
          </table:table-cell>
          <table:table-cell office:value-type="float" office:value="4.45661" calcext:value-type="float">
            <text:p>4.45661</text:p>
          </table:table-cell>
          <table:table-cell table:number-columns-repeated="4"/>
        </table:table-row>
        <table:table-row table:style-name="ro1">
          <table:table-cell office:value-type="float" office:value="2152160" calcext:value-type="float">
            <text:p>2152160</text:p>
          </table:table-cell>
          <table:table-cell office:value-type="float" office:value="4.67794" calcext:value-type="float">
            <text:p>4.67794</text:p>
          </table:table-cell>
          <table:table-cell table:number-columns-repeated="4"/>
        </table:table-row>
        <table:table-row table:style-name="ro1">
          <table:table-cell office:value-type="float" office:value="2177408" calcext:value-type="float">
            <text:p>2177408</text:p>
          </table:table-cell>
          <table:table-cell office:value-type="float" office:value="4.79039" calcext:value-type="float">
            <text:p>4.79039</text:p>
          </table:table-cell>
          <table:table-cell table:number-columns-repeated="4"/>
        </table:table-row>
        <table:table-row table:style-name="ro1">
          <table:table-cell office:value-type="float" office:value="2177560" calcext:value-type="float">
            <text:p>2177560</text:p>
          </table:table-cell>
          <table:table-cell office:value-type="float" office:value="4.79265" calcext:value-type="float">
            <text:p>4.79265</text:p>
          </table:table-cell>
          <table:table-cell table:number-columns-repeated="4"/>
        </table:table-row>
        <table:table-row table:style-name="ro1">
          <table:table-cell office:value-type="float" office:value="2202236" calcext:value-type="float">
            <text:p>2202236</text:p>
          </table:table-cell>
          <table:table-cell office:value-type="float" office:value="4.6802" calcext:value-type="float">
            <text:p>4.6802</text:p>
          </table:table-cell>
          <table:table-cell table:number-columns-repeated="4"/>
        </table:table-row>
        <table:table-row table:style-name="ro1">
          <table:table-cell office:value-type="float" office:value="2202408" calcext:value-type="float">
            <text:p>2202408</text:p>
          </table:table-cell>
          <table:table-cell office:value-type="float" office:value="4.67643" calcext:value-type="float">
            <text:p>4.67643</text:p>
          </table:table-cell>
          <table:table-cell table:number-columns-repeated="4"/>
        </table:table-row>
        <table:table-row table:style-name="ro1">
          <table:table-cell office:value-type="float" office:value="2227632" calcext:value-type="float">
            <text:p>2227632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227788" calcext:value-type="float">
            <text:p>2227788</text:p>
          </table:table-cell>
          <table:table-cell office:value-type="float" office:value="4.57841" calcext:value-type="float">
            <text:p>4.57841</text:p>
          </table:table-cell>
          <table:table-cell table:number-columns-repeated="4"/>
        </table:table-row>
        <table:table-row table:style-name="ro1">
          <table:table-cell office:value-type="float" office:value="2252420" calcext:value-type="float">
            <text:p>2252420</text:p>
          </table:table-cell>
          <table:table-cell office:value-type="float" office:value="4.68775" calcext:value-type="float">
            <text:p>4.68775</text:p>
          </table:table-cell>
          <table:table-cell table:number-columns-repeated="4"/>
        </table:table-row>
        <table:table-row table:style-name="ro1">
          <table:table-cell office:value-type="float" office:value="2252592" calcext:value-type="float">
            <text:p>2252592</text:p>
          </table:table-cell>
          <table:table-cell office:value-type="float" office:value="4.90781" calcext:value-type="float">
            <text:p>4.90781</text:p>
          </table:table-cell>
          <table:table-cell table:number-columns-repeated="4"/>
        </table:table-row>
        <table:table-row table:style-name="ro1">
          <table:table-cell office:value-type="float" office:value="2276784" calcext:value-type="float">
            <text:p>2276784</text:p>
          </table:table-cell>
          <table:table-cell office:value-type="float" office:value="4.76933" calcext:value-type="float">
            <text:p>4.76933</text:p>
          </table:table-cell>
          <table:table-cell table:number-columns-repeated="4"/>
        </table:table-row>
        <table:table-row table:style-name="ro1">
          <table:table-cell office:value-type="float" office:value="2276936" calcext:value-type="float">
            <text:p>2276936</text:p>
          </table:table-cell>
          <table:table-cell office:value-type="float" office:value="4.54595" calcext:value-type="float">
            <text:p>4.54595</text:p>
          </table:table-cell>
          <table:table-cell table:number-columns-repeated="4"/>
        </table:table-row>
        <table:table-row table:style-name="ro1">
          <table:table-cell office:value-type="float" office:value="2302264" calcext:value-type="float">
            <text:p>2302264</text:p>
          </table:table-cell>
          <table:table-cell office:value-type="float" office:value="4.56044" calcext:value-type="float">
            <text:p>4.56044</text:p>
          </table:table-cell>
          <table:table-cell table:number-columns-repeated="4"/>
        </table:table-row>
        <table:table-row table:style-name="ro1">
          <table:table-cell office:value-type="float" office:value="2302436" calcext:value-type="float">
            <text:p>2302436</text:p>
          </table:table-cell>
          <table:table-cell office:value-type="float" office:value="4.77386" calcext:value-type="float">
            <text:p>4.77386</text:p>
          </table:table-cell>
          <table:table-cell table:number-columns-repeated="4"/>
        </table:table-row>
        <table:table-row table:style-name="ro1">
          <table:table-cell office:value-type="float" office:value="2327036" calcext:value-type="float">
            <text:p>2327036</text:p>
          </table:table-cell>
          <table:table-cell office:value-type="float" office:value="4.69078" calcext:value-type="float">
            <text:p>4.69078</text:p>
          </table:table-cell>
          <table:table-cell table:number-columns-repeated="4"/>
        </table:table-row>
        <table:table-row table:style-name="ro1">
          <table:table-cell office:value-type="float" office:value="2327200" calcext:value-type="float">
            <text:p>2327200</text:p>
          </table:table-cell>
          <table:table-cell office:value-type="float" office:value="4.6923" calcext:value-type="float">
            <text:p>4.6923</text:p>
          </table:table-cell>
          <table:table-cell table:number-columns-repeated="4"/>
        </table:table-row>
        <table:table-row table:style-name="ro1">
          <table:table-cell office:value-type="float" office:value="2352480" calcext:value-type="float">
            <text:p>2352480</text:p>
          </table:table-cell>
          <table:table-cell office:value-type="float" office:value="4.78436" calcext:value-type="float">
            <text:p>4.78436</text:p>
          </table:table-cell>
          <table:table-cell table:number-columns-repeated="4"/>
        </table:table-row>
        <table:table-row table:style-name="ro1">
          <table:table-cell office:value-type="float" office:value="2352648" calcext:value-type="float">
            <text:p>2352648</text:p>
          </table:table-cell>
          <table:table-cell office:value-type="float" office:value="4.78361" calcext:value-type="float">
            <text:p>4.78361</text:p>
          </table:table-cell>
          <table:table-cell table:number-columns-repeated="4"/>
        </table:table-row>
        <table:table-row table:style-name="ro1">
          <table:table-cell office:value-type="float" office:value="2377384" calcext:value-type="float">
            <text:p>2377384</text:p>
          </table:table-cell>
          <table:table-cell office:value-type="float" office:value="4.66592" calcext:value-type="float">
            <text:p>4.66592</text:p>
          </table:table-cell>
          <table:table-cell table:number-columns-repeated="4"/>
        </table:table-row>
        <table:table-row table:style-name="ro1">
          <table:table-cell office:value-type="float" office:value="2377540" calcext:value-type="float">
            <text:p>2377540</text:p>
          </table:table-cell>
          <table:table-cell office:value-type="float" office:value="4.66817" calcext:value-type="float">
            <text:p>4.66817</text:p>
          </table:table-cell>
          <table:table-cell table:number-columns-repeated="4"/>
        </table:table-row>
        <table:table-row table:style-name="ro1">
          <table:table-cell office:value-type="float" office:value="2402688" calcext:value-type="float">
            <text:p>2402688</text:p>
          </table:table-cell>
          <table:table-cell office:value-type="float" office:value="4.59216" calcext:value-type="float">
            <text:p>4.59216</text:p>
          </table:table-cell>
          <table:table-cell table:number-columns-repeated="4"/>
        </table:table-row>
        <table:table-row table:style-name="ro1">
          <table:table-cell office:value-type="float" office:value="2402860" calcext:value-type="float">
            <text:p>2402860</text:p>
          </table:table-cell>
          <table:table-cell office:value-type="float" office:value="4.80779" calcext:value-type="float">
            <text:p>4.80779</text:p>
          </table:table-cell>
          <table:table-cell table:number-columns-repeated="4"/>
        </table:table-row>
        <table:table-row table:style-name="ro1">
          <table:table-cell office:value-type="float" office:value="2427976" calcext:value-type="float">
            <text:p>2427976</text:p>
          </table:table-cell>
          <table:table-cell office:value-type="float" office:value="4.81388" calcext:value-type="float">
            <text:p>4.81388</text:p>
          </table:table-cell>
          <table:table-cell table:number-columns-repeated="4"/>
        </table:table-row>
        <table:table-row table:style-name="ro1">
          <table:table-cell office:value-type="float" office:value="2428148" calcext:value-type="float">
            <text:p>2428148</text:p>
          </table:table-cell>
          <table:table-cell office:value-type="float" office:value="4.59506" calcext:value-type="float">
            <text:p>4.59506</text:p>
          </table:table-cell>
          <table:table-cell table:number-columns-repeated="4"/>
        </table:table-row>
        <table:table-row table:style-name="ro1">
          <table:table-cell office:value-type="float" office:value="2453388" calcext:value-type="float">
            <text:p>2453388</text:p>
          </table:table-cell>
          <table:table-cell office:value-type="float" office:value="4.79039" calcext:value-type="float">
            <text:p>4.79039</text:p>
          </table:table-cell>
          <table:table-cell table:number-columns-repeated="4"/>
        </table:table-row>
        <table:table-row table:style-name="ro1">
          <table:table-cell office:value-type="float" office:value="2453540" calcext:value-type="float">
            <text:p>2453540</text:p>
          </table:table-cell>
          <table:table-cell office:value-type="float" office:value="4.79416" calcext:value-type="float">
            <text:p>4.79416</text:p>
          </table:table-cell>
          <table:table-cell table:number-columns-repeated="4"/>
        </table:table-row>
        <table:table-row table:style-name="ro1">
          <table:table-cell office:value-type="float" office:value="2478612" calcext:value-type="float">
            <text:p>2478612</text:p>
          </table:table-cell>
          <table:table-cell office:value-type="float" office:value="4.60672" calcext:value-type="float">
            <text:p>4.60672</text:p>
          </table:table-cell>
          <table:table-cell table:number-columns-repeated="4"/>
        </table:table-row>
        <table:table-row table:style-name="ro1">
          <table:table-cell office:value-type="float" office:value="2478784" calcext:value-type="float">
            <text:p>2478784</text:p>
          </table:table-cell>
          <table:table-cell office:value-type="float" office:value="4.60307" calcext:value-type="float">
            <text:p>4.60307</text:p>
          </table:table-cell>
          <table:table-cell table:number-columns-repeated="4"/>
        </table:table-row>
        <table:table-row table:style-name="ro1">
          <table:table-cell office:value-type="float" office:value="2502948" calcext:value-type="float">
            <text:p>2502948</text:p>
          </table:table-cell>
          <table:table-cell office:value-type="float" office:value="4.77482" calcext:value-type="float">
            <text:p>4.77482</text:p>
          </table:table-cell>
          <table:table-cell table:number-columns-repeated="4"/>
        </table:table-row>
        <table:table-row table:style-name="ro1">
          <table:table-cell office:value-type="float" office:value="2503112" calcext:value-type="float">
            <text:p>2503112</text:p>
          </table:table-cell>
          <table:table-cell office:value-type="float" office:value="4.77639" calcext:value-type="float">
            <text:p>4.77639</text:p>
          </table:table-cell>
          <table:table-cell table:number-columns-repeated="4"/>
        </table:table-row>
        <table:table-row table:style-name="ro1">
          <table:table-cell office:value-type="float" office:value="2528872" calcext:value-type="float">
            <text:p>2528872</text:p>
          </table:table-cell>
          <table:table-cell office:value-type="float" office:value="4.69578" calcext:value-type="float">
            <text:p>4.69578</text:p>
          </table:table-cell>
          <table:table-cell table:number-columns-repeated="4"/>
        </table:table-row>
        <table:table-row table:style-name="ro1">
          <table:table-cell office:value-type="float" office:value="2529028" calcext:value-type="float">
            <text:p>2529028</text:p>
          </table:table-cell>
          <table:table-cell office:value-type="float" office:value="4.91074" calcext:value-type="float">
            <text:p>4.91074</text:p>
          </table:table-cell>
          <table:table-cell table:number-columns-repeated="4"/>
        </table:table-row>
        <table:table-row table:style-name="ro1">
          <table:table-cell office:value-type="float" office:value="2553148" calcext:value-type="float">
            <text:p>2553148</text:p>
          </table:table-cell>
          <table:table-cell office:value-type="float" office:value="4.78662" calcext:value-type="float">
            <text:p>4.78662</text:p>
          </table:table-cell>
          <table:table-cell table:number-columns-repeated="4"/>
        </table:table-row>
        <table:table-row table:style-name="ro1">
          <table:table-cell office:value-type="float" office:value="2553304" calcext:value-type="float">
            <text:p>2553304</text:p>
          </table:table-cell>
          <table:table-cell office:value-type="float" office:value="4.55869" calcext:value-type="float">
            <text:p>4.55869</text:p>
          </table:table-cell>
          <table:table-cell table:number-columns-repeated="4"/>
        </table:table-row>
        <table:table-row table:style-name="ro1">
          <table:table-cell office:value-type="float" office:value="2577992" calcext:value-type="float">
            <text:p>2577992</text:p>
          </table:table-cell>
          <table:table-cell office:value-type="float" office:value="4.67719" calcext:value-type="float">
            <text:p>4.67719</text:p>
          </table:table-cell>
          <table:table-cell table:number-columns-repeated="4"/>
        </table:table-row>
        <table:table-row table:style-name="ro1">
          <table:table-cell office:value-type="float" office:value="2578156" calcext:value-type="float">
            <text:p>2578156</text:p>
          </table:table-cell>
          <table:table-cell office:value-type="float" office:value="4.89833" calcext:value-type="float">
            <text:p>4.89833</text:p>
          </table:table-cell>
          <table:table-cell table:number-columns-repeated="4"/>
        </table:table-row>
        <table:table-row table:style-name="ro1">
          <table:table-cell office:value-type="float" office:value="2603336" calcext:value-type="float">
            <text:p>2603336</text:p>
          </table:table-cell>
          <table:table-cell office:value-type="float" office:value="4.80324" calcext:value-type="float">
            <text:p>4.80324</text:p>
          </table:table-cell>
          <table:table-cell table:number-columns-repeated="4"/>
        </table:table-row>
        <table:table-row table:style-name="ro1">
          <table:table-cell office:value-type="float" office:value="2603488" calcext:value-type="float">
            <text:p>2603488</text:p>
          </table:table-cell>
          <table:table-cell office:value-type="float" office:value="4.80552" calcext:value-type="float">
            <text:p>4.80552</text:p>
          </table:table-cell>
          <table:table-cell table:number-columns-repeated="4"/>
        </table:table-row>
        <table:table-row table:style-name="ro1">
          <table:table-cell office:value-type="float" office:value="2628140" calcext:value-type="float">
            <text:p>2628140</text:p>
          </table:table-cell>
          <table:table-cell office:value-type="float" office:value="4.68473" calcext:value-type="float">
            <text:p>4.68473</text:p>
          </table:table-cell>
          <table:table-cell table:number-columns-repeated="4"/>
        </table:table-row>
        <table:table-row table:style-name="ro1">
          <table:table-cell office:value-type="float" office:value="2628292" calcext:value-type="float">
            <text:p>2628292</text:p>
          </table:table-cell>
          <table:table-cell office:value-type="float" office:value="4.68473" calcext:value-type="float">
            <text:p>4.68473</text:p>
          </table:table-cell>
          <table:table-cell table:number-columns-repeated="4"/>
        </table:table-row>
        <table:table-row table:style-name="ro1">
          <table:table-cell office:value-type="float" office:value="2653532" calcext:value-type="float">
            <text:p>2653532</text:p>
          </table:table-cell>
          <table:table-cell office:value-type="float" office:value="4.79416" calcext:value-type="float">
            <text:p>4.79416</text:p>
          </table:table-cell>
          <table:table-cell table:number-columns-repeated="4"/>
        </table:table-row>
        <table:table-row table:style-name="ro1">
          <table:table-cell office:value-type="float" office:value="2653700" calcext:value-type="float">
            <text:p>2653700</text:p>
          </table:table-cell>
          <table:table-cell office:value-type="float" office:value="4.79114" calcext:value-type="float">
            <text:p>4.79114</text:p>
          </table:table-cell>
          <table:table-cell table:number-columns-repeated="4"/>
        </table:table-row>
        <table:table-row table:style-name="ro1">
          <table:table-cell office:value-type="float" office:value="2678412" calcext:value-type="float">
            <text:p>2678412</text:p>
          </table:table-cell>
          <table:table-cell office:value-type="float" office:value="4.67042" calcext:value-type="float">
            <text:p>4.67042</text:p>
          </table:table-cell>
          <table:table-cell table:number-columns-repeated="4"/>
        </table:table-row>
        <table:table-row table:style-name="ro1">
          <table:table-cell office:value-type="float" office:value="2678564" calcext:value-type="float">
            <text:p>2678564</text:p>
          </table:table-cell>
          <table:table-cell office:value-type="float" office:value="4.67342" calcext:value-type="float">
            <text:p>4.67342</text:p>
          </table:table-cell>
          <table:table-cell table:number-columns-repeated="4"/>
        </table:table-row>
        <table:table-row table:style-name="ro1">
          <table:table-cell office:value-type="float" office:value="2702724" calcext:value-type="float">
            <text:p>2702724</text:p>
          </table:table-cell>
          <table:table-cell office:value-type="float" office:value="4.77953" calcext:value-type="float">
            <text:p>4.77953</text:p>
          </table:table-cell>
          <table:table-cell table:number-columns-repeated="4"/>
        </table:table-row>
        <table:table-row table:style-name="ro1">
          <table:table-cell office:value-type="float" office:value="2702880" calcext:value-type="float">
            <text:p>2702880</text:p>
          </table:table-cell>
          <table:table-cell office:value-type="float" office:value="4.77875" calcext:value-type="float">
            <text:p>4.77875</text:p>
          </table:table-cell>
          <table:table-cell table:number-columns-repeated="4"/>
        </table:table-row>
        <table:table-row table:style-name="ro1">
          <table:table-cell office:value-type="float" office:value="2728632" calcext:value-type="float">
            <text:p>2728632</text:p>
          </table:table-cell>
          <table:table-cell office:value-type="float" office:value="4.69868" calcext:value-type="float">
            <text:p>4.69868</text:p>
          </table:table-cell>
          <table:table-cell table:number-columns-repeated="4"/>
        </table:table-row>
        <table:table-row table:style-name="ro1">
          <table:table-cell office:value-type="float" office:value="2728800" calcext:value-type="float">
            <text:p>2728800</text:p>
          </table:table-cell>
          <table:table-cell office:value-type="float" office:value="4.90998" calcext:value-type="float">
            <text:p>4.90998</text:p>
          </table:table-cell>
          <table:table-cell table:number-columns-repeated="4"/>
        </table:table-row>
        <table:table-row table:style-name="ro1">
          <table:table-cell office:value-type="float" office:value="2752940" calcext:value-type="float">
            <text:p>2752940</text:p>
          </table:table-cell>
          <table:table-cell office:value-type="float" office:value="4.78032" calcext:value-type="float">
            <text:p>4.78032</text:p>
          </table:table-cell>
          <table:table-cell table:number-columns-repeated="4"/>
        </table:table-row>
        <table:table-row table:style-name="ro1">
          <table:table-cell office:value-type="float" office:value="2753104" calcext:value-type="float">
            <text:p>2753104</text:p>
          </table:table-cell>
          <table:table-cell office:value-type="float" office:value="4.55343" calcext:value-type="float">
            <text:p>4.55343</text:p>
          </table:table-cell>
          <table:table-cell table:number-columns-repeated="4"/>
        </table:table-row>
        <table:table-row table:style-name="ro1">
          <table:table-cell office:value-type="float" office:value="2778404" calcext:value-type="float">
            <text:p>2778404</text:p>
          </table:table-cell>
          <table:table-cell office:value-type="float" office:value="4.7806" calcext:value-type="float">
            <text:p>4.7806</text:p>
          </table:table-cell>
          <table:table-cell table:number-columns-repeated="4"/>
        </table:table-row>
        <table:table-row table:style-name="ro1">
          <table:table-cell office:value-type="float" office:value="2778556" calcext:value-type="float">
            <text:p>2778556</text:p>
          </table:table-cell>
          <table:table-cell office:value-type="float" office:value="4.78286" calcext:value-type="float">
            <text:p>4.78286</text:p>
          </table:table-cell>
          <table:table-cell table:number-columns-repeated="4"/>
        </table:table-row>
        <table:table-row table:style-name="ro1">
          <table:table-cell office:value-type="float" office:value="2803680" calcext:value-type="float">
            <text:p>2803680</text:p>
          </table:table-cell>
          <table:table-cell office:value-type="float" office:value="4.81616" calcext:value-type="float">
            <text:p>4.81616</text:p>
          </table:table-cell>
          <table:table-cell table:number-columns-repeated="4"/>
        </table:table-row>
        <table:table-row table:style-name="ro1">
          <table:table-cell office:value-type="float" office:value="2803836" calcext:value-type="float">
            <text:p>2803836</text:p>
          </table:table-cell>
          <table:table-cell office:value-type="float" office:value="4.8154" calcext:value-type="float">
            <text:p>4.8154</text:p>
          </table:table-cell>
          <table:table-cell table:number-columns-repeated="4"/>
        </table:table-row>
        <table:table-row table:style-name="ro1">
          <table:table-cell office:value-type="float" office:value="2832152" calcext:value-type="float">
            <text:p>2832152</text:p>
          </table:table-cell>
          <table:table-cell office:value-type="float" office:value="4.66423" calcext:value-type="float">
            <text:p>4.66423</text:p>
          </table:table-cell>
          <table:table-cell table:number-columns-repeated="4"/>
        </table:table-row>
        <table:table-row table:style-name="ro1">
          <table:table-cell office:value-type="float" office:value="2832308" calcext:value-type="float">
            <text:p>2832308</text:p>
          </table:table-cell>
          <table:table-cell office:value-type="float" office:value="4.85857" calcext:value-type="float">
            <text:p>4.85857</text:p>
          </table:table-cell>
          <table:table-cell table:number-columns-repeated="4"/>
        </table:table-row>
        <table:table-row table:style-name="ro1">
          <table:table-cell office:value-type="float" office:value="2857420" calcext:value-type="float">
            <text:p>2857420</text:p>
          </table:table-cell>
          <table:table-cell office:value-type="float" office:value="4.81769" calcext:value-type="float">
            <text:p>4.81769</text:p>
          </table:table-cell>
          <table:table-cell table:number-columns-repeated="4"/>
        </table:table-row>
        <table:table-row table:style-name="ro1">
          <table:table-cell office:value-type="float" office:value="2857592" calcext:value-type="float">
            <text:p>2857592</text:p>
          </table:table-cell>
          <table:table-cell office:value-type="float" office:value="4.81464" calcext:value-type="float">
            <text:p>4.81464</text:p>
          </table:table-cell>
          <table:table-cell table:number-columns-repeated="4"/>
        </table:table-row>
        <table:table-row table:style-name="ro1">
          <table:table-cell office:value-type="float" office:value="2881816" calcext:value-type="float">
            <text:p>2881816</text:p>
          </table:table-cell>
          <table:table-cell office:value-type="float" office:value="4.76308" calcext:value-type="float">
            <text:p>4.76308</text:p>
          </table:table-cell>
          <table:table-cell table:number-columns-repeated="4"/>
        </table:table-row>
        <table:table-row table:style-name="ro1">
          <table:table-cell office:value-type="float" office:value="2881972" calcext:value-type="float">
            <text:p>2881972</text:p>
          </table:table-cell>
          <table:table-cell office:value-type="float" office:value="4.7662" calcext:value-type="float">
            <text:p>4.7662</text:p>
          </table:table-cell>
          <table:table-cell table:number-columns-repeated="4"/>
        </table:table-row>
        <table:table-row table:style-name="ro1">
          <table:table-cell office:value-type="float" office:value="2907624" calcext:value-type="float">
            <text:p>2907624</text:p>
          </table:table-cell>
          <table:table-cell office:value-type="float" office:value="4.71688" calcext:value-type="float">
            <text:p>4.71688</text:p>
          </table:table-cell>
          <table:table-cell table:number-columns-repeated="4"/>
        </table:table-row>
        <table:table-row table:style-name="ro1">
          <table:table-cell office:value-type="float" office:value="2907780" calcext:value-type="float">
            <text:p>2907780</text:p>
          </table:table-cell>
          <table:table-cell office:value-type="float" office:value="4.71688" calcext:value-type="float">
            <text:p>4.71688</text:p>
          </table:table-cell>
          <table:table-cell table:number-columns-repeated="4"/>
        </table:table-row>
        <table:table-row table:style-name="ro1">
          <table:table-cell office:value-type="float" office:value="2932600" calcext:value-type="float">
            <text:p>2932600</text:p>
          </table:table-cell>
          <table:table-cell office:value-type="float" office:value="4.65247" calcext:value-type="float">
            <text:p>4.65247</text:p>
          </table:table-cell>
          <table:table-cell table:number-columns-repeated="4"/>
        </table:table-row>
        <table:table-row table:style-name="ro1">
          <table:table-cell office:value-type="float" office:value="2932756" calcext:value-type="float">
            <text:p>2932756</text:p>
          </table:table-cell>
          <table:table-cell office:value-type="float" office:value="4.87401" calcext:value-type="float">
            <text:p>4.87401</text:p>
          </table:table-cell>
          <table:table-cell table:number-columns-repeated="4"/>
        </table:table-row>
        <table:table-row table:style-name="ro1">
          <table:table-cell office:value-type="float" office:value="2957908" calcext:value-type="float">
            <text:p>2957908</text:p>
          </table:table-cell>
          <table:table-cell office:value-type="float" office:value="4.81007" calcext:value-type="float">
            <text:p>4.810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Speed</text:p>
          </table:table-cell>
          <table:table-cell table:formula="of:=MAX([.B2:.B233])" office:value-type="float" office:value="4.91074" calcext:value-type="float">
            <text:p>4.91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Top Speed</text:p>
          </table:table-cell>
          <table:table-cell table:formula="of:=AVERAGE([.B197:.B233])" office:value-type="float" office:value="4.76044189189189" calcext:value-type="float">
            <text:p>4.76044189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8:12:38.010148693</dc:date>
    <meta:editing-duration>PT15M32S</meta:editing-duration>
    <meta:editing-cycles>3</meta:editing-cycles>
    <meta:generator>LibreOffice/5.1.6.2$Linux_X86_64 LibreOffice_project/10m0$Build-2</meta:generator>
    <meta:document-statistic meta:table-count="1" meta:cell-count="471" meta:object-count="0"/>
  </office:meta>
</office:document-meta>
</file>